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731a" officeooo:paragraph-rsid="001d73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fhfg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xedes </meta:initial-creator>
    <meta:creation-date>2016-05-10T15:01:27.224596958</meta:creation-date>
    <dc:date>2016-05-10T15:01:32.624794575</dc:date>
    <dc:creator>oxedes </dc:creator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4.2.3.3$Linux_x86 LibreOffice_project/420m0$Build-3</meta:generator>
  </office:meta>
</office:document-meta>
</file>